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0pt" fo:language="en" fo:country="US" fo:font-weight="normal" officeooo:rsid="00170313" officeooo:paragraph-rsid="00170313" style:font-size-asian="12pt" style:font-weight-asian="normal" style:font-size-complex="12pt" style:font-weight-complex="normal"/>
    </style:style>
    <style:style style:name="P2" style:family="paragraph" style:parent-style-name="Heading_20_5">
      <style:paragraph-properties fo:text-align="center" style:justify-single-word="false"/>
      <style:text-properties fo:font-size="20pt" fo:language="en" fo:country="US" fo:font-weight="normal" officeooo:rsid="00296e6e" officeooo:paragraph-rsid="00296e6e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line-height="150%"/>
      <style:text-properties style:font-name="Arial1" fo:language="en" fo:country="US" fo:font-weight="normal" officeooo:paragraph-rsid="00228b55" style:font-weight-asian="normal" style:font-weight-complex="normal"/>
    </style:style>
    <style:style style:name="P4" style:family="paragraph" style:parent-style-name="Text_20_body" style:list-style-name="L1">
      <style:paragraph-properties fo:line-height="150%"/>
      <style:text-properties style:font-name="Arial1" fo:language="en" fo:country="US" fo:font-weight="normal" officeooo:rsid="002c5b79" officeooo:paragraph-rsid="002c5b79" style:font-weight-asian="normal" style:font-weight-complex="normal"/>
    </style:style>
    <style:style style:name="P5" style:family="paragraph" style:parent-style-name="Text_20_body" style:list-style-name="L1">
      <style:paragraph-properties fo:line-height="150%"/>
      <style:text-properties style:font-name="Arial1" fo:language="en" fo:country="US" fo:font-weight="normal" officeooo:rsid="003478be" officeooo:paragraph-rsid="003478be" style:font-weight-asian="normal" style:font-weight-complex="normal"/>
    </style:style>
    <style:style style:name="P6" style:family="paragraph" style:parent-style-name="Text_20_body" style:list-style-name="L1">
      <style:paragraph-properties fo:line-height="150%"/>
      <style:text-properties style:font-name="Arial1" fo:language="en" fo:country="US" fo:font-weight="normal" officeooo:rsid="00363cac" officeooo:paragraph-rsid="00363cac" style:font-weight-asian="normal" style:font-weight-complex="normal"/>
    </style:style>
    <style:style style:name="P7" style:family="paragraph" style:parent-style-name="Text_20_body" style:list-style-name="L1">
      <style:paragraph-properties fo:line-height="150%"/>
      <style:text-properties style:font-name="Arial1" fo:language="en" fo:country="US" fo:font-weight="normal" officeooo:rsid="002df187" officeooo:paragraph-rsid="002df187" style:font-weight-asian="normal" style:font-weight-complex="normal"/>
    </style:style>
    <style:style style:name="P8" style:family="paragraph" style:parent-style-name="Text_20_body" style:list-style-name="L1">
      <style:paragraph-properties fo:line-height="150%"/>
      <style:text-properties style:font-name="Arial1" fo:language="en" fo:country="US" fo:font-weight="normal" officeooo:rsid="0038062e" officeooo:paragraph-rsid="0038062e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5" text:is-list-header="true">School Material. (school items).</text:h>
      <text:p text:style-name="P1"/>
      <text:section text:style-name="Sect1" text:name="Section1">
        <text:list xml:id="list944613167" text:style-name="L1">
          <text:list-item>
            <text:p text:style-name="P3"><text:s/>Backpack.</text:p>
          </text:list-item>
          <text:list-item>
            <text:p text:style-name="P3">ball point pen.</text:p>
          </text:list-item>
          <text:list-item>
            <text:p text:style-name="P3">Binder.</text:p>
          </text:list-item>
          <text:list-item>
            <text:p text:style-name="P3">black pencil.</text:p>
          </text:list-item>
          <text:list-item>
            <text:p text:style-name="P3">Book.</text:p>
          </text:list-item>
          <text:list-item>
            <text:p text:style-name="P3">Calculator.</text:p>
          </text:list-item>
          <text:list-item>
            <text:p text:style-name="P3">chalk board.</text:p>
          </text:list-item>
          <text:list-item>
            <text:p text:style-name="P3">Chalk.</text:p>
          </text:list-item>
          <text:list-item>
            <text:p text:style-name="P4">colored pencils.</text:p>
          </text:list-item>
          <text:list-item>
            <text:p text:style-name="P3">Crayons.</text:p>
          </text:list-item>
          <text:list-item>
            <text:p text:style-name="P3">Dictionary.</text:p>
          </text:list-item>
          <text:list-item>
            <text:p text:style-name="P3"><text:s/>Eraser.</text:p>
          </text:list-item>
          <text:list-item>
            <text:p text:style-name="P3"><text:s/>Folder.</text:p>
          </text:list-item>
          <text:list-item>
            <text:p text:style-name="P3"><text:s/>Glue.</text:p>
          </text:list-item>
          <text:list-item>
            <text:p text:style-name="P3">Highlighter.</text:p>
          </text:list-item>
          <text:list-item>
            <text:p text:style-name="P3"><text:s/>map of the world.</text:p>
          </text:list-item>
          <text:list-item>
            <text:p text:style-name="P5">marker. </text:p>
          </text:list-item>
          <text:list-item>
            <text:p text:style-name="P3">mechanical pencil.</text:p>
          </text:list-item>
          <text:list-item>
            <text:p text:style-name="P3"><text:s/>notebook.</text:p>
          </text:list-item>
          <text:list-item>
            <text:p text:style-name="P6">paper. </text:p>
          </text:list-item>
          <text:list-item>
            <text:p text:style-name="P7">paper clips.</text:p>
          </text:list-item>
          <text:list-item>
            <text:p text:style-name="P3"><text:s/>pen.</text:p>
          </text:list-item>
          <text:list-item>
            <text:p text:style-name="P3"><text:s/>pencil case.</text:p>
          </text:list-item>
          <text:list-item>
            <text:p text:style-name="P3"><text:s/>ruler.</text:p>
          </text:list-item>
          <text:list-item>
            <text:p text:style-name="P3"><text:s/>scissors.</text:p>
          </text:list-item>
          <text:list-item>
            <text:p text:style-name="P3">sharpener.</text:p>
          </text:list-item>
          <text:list-item>
            <text:p text:style-name="P8">stapler. </text:p>
          </text:list-item>
          <text:list-item>
            <text:p text:style-name="P8">staples.</text:p>
          </text:list-item>
          <text:list-item>
            <text:p text:style-name="P3">sticking tape.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inition_20_Term" style:display-name="Definition Term" style:family="paragraph" style:parent-style-name="Standard"/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next-style-name="Standard">
      <style:text-properties fo:font-style="italic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fo:font-size="10pt" style:font-size-asian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swiss" fo:font-size="10pt" style:font-size-asian="10pt"/>
    </style:style>
    <style:style style:name="Keyboard" style:family="text">
      <style:text-properties style:font-name="Courier New" fo:font-family="'Courier New'" style:font-family-generic="swiss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swiss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swiss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0-28T13:04:25.409000000</dc:date>
    <dc:creator>E G</dc:creator>
    <meta:editing-duration>PT4H50M51S</meta:editing-duration>
    <meta:editing-cycles>31</meta:editing-cycles>
    <meta:generator>LibreOffice/7.3.4.2$Windows_X86_64 LibreOffice_project/728fec16bd5f605073805c3c9e7c4212a0120dc5</meta:generator>
    <meta:printed-by>E G</meta:printed-by>
    <meta:print-date>2022-10-25T15:04:39.302000000</meta:print-date>
    <meta:document-statistic meta:table-count="0" meta:image-count="0" meta:object-count="0" meta:page-count="1" meta:paragraph-count="30" meta:word-count="74" meta:character-count="407" meta:non-whitespace-character-count="379"/>
    <meta:user-defined meta:name="DocumentEncoding">utf-8</meta:user-defined>
    <meta:user-defined meta:name="HTML" meta:value-type="boolean">true</meta:user-defined>
  </office:meta>
</office:document-meta>
</file>